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MR10" svg:font-family="CMR10" style:font-family-generic="roman" style:font-pitch="variable"/>
    <style:font-face style:name="CMR12" svg:font-family="CMR12" style:font-family-generic="roman" style:font-pitch="variable"/>
    <style:font-face style:name="CMR7" svg:font-family="CMR7" style:font-family-generic="roman" style:font-pitch="variable"/>
    <style:font-face style:name="CMTI7" svg:font-family="CMTI7" style:font-family-generic="roman" style:font-pitch="variable"/>
    <style:font-face style:name="CMTI8" svg:font-family="CMTI8" style:font-family-generic="roman" style:font-pitch="variable"/>
    <style:font-face style:name="Liberation Serif" svg:font-family="'Liberation Serif'" style:font-family-generic="roman" style:font-pitch="variable"/>
    <style:font-face style:name="MyriadPro-Bold" svg:font-family="MyriadPro-Bold" style:font-family-generic="roman" style:font-pitch="variable"/>
    <style:font-face style:name="NimbusRomNo9L-Medi" svg:font-family="NimbusRomNo9L-Medi" style:font-family-generic="roman" style:font-pitch="variable"/>
    <style:font-face style:name="NimbusRomNo9L-Regu" svg:font-family="NimbusRomNo9L-Regu" style:font-family-generic="roman" style:font-pitch="variable"/>
    <style:font-face style:name="TT10Ao00" svg:font-family="TT10Ao00" style:font-family-generic="roman" style:font-pitch="variable"/>
    <style:font-face style:name="TT10Bo00" svg:font-family="TT10Bo00" style:font-family-generic="roman" style:font-pitch="variable"/>
    <style:font-face style:name="TT10Co00" svg:font-family="TT10Co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57603"/>
    </style:style>
    <style:style style:name="P2" style:family="paragraph" style:parent-style-name="Standard">
      <style:paragraph-properties fo:text-align="justify" style:justify-single-word="false"/>
      <style:text-properties officeooo:paragraph-rsid="00073616"/>
    </style:style>
    <style:style style:name="P3" style:family="paragraph" style:parent-style-name="Standard">
      <style:paragraph-properties fo:text-align="justify" style:justify-single-word="false"/>
      <style:text-properties officeooo:rsid="000376e0" officeooo:paragraph-rsid="000376e0"/>
    </style:style>
    <style:style style:name="P4" style:family="paragraph" style:parent-style-name="Standard">
      <style:paragraph-properties fo:text-align="justify" style:justify-single-word="false"/>
      <style:text-properties officeooo:rsid="00057603" officeooo:paragraph-rsid="00057603"/>
    </style:style>
    <style:style style:name="P5" style:family="paragraph" style:parent-style-name="Standard">
      <style:paragraph-properties fo:text-align="justify" style:justify-single-word="false"/>
      <style:text-properties style:font-name="Times New Roman" fo:font-size="12pt" officeooo:paragraph-rsid="000376e0" style:font-size-asian="12pt" style:font-size-complex="12pt"/>
    </style:style>
    <style:style style:name="P6" style:family="paragraph" style:parent-style-name="Standard">
      <style:paragraph-properties fo:text-align="justify" style:justify-single-word="false"/>
      <style:text-properties style:font-name="Times New Roman" fo:font-size="12pt" officeooo:paragraph-rsid="0005d269" style:font-size-asian="12pt" style:font-size-complex="12pt"/>
    </style:style>
    <style:style style:name="P7" style:family="paragraph" style:parent-style-name="Standard">
      <style:paragraph-properties fo:text-align="justify" style:justify-single-word="false"/>
      <style:text-properties style:font-name="Times New Roman" fo:font-size="12pt" officeooo:paragraph-rsid="000760e6" style:font-size-asian="12pt" style:font-size-complex="12pt"/>
    </style:style>
    <style:style style:name="P8" style:family="paragraph" style:parent-style-name="Standard">
      <style:paragraph-properties fo:text-align="start" style:justify-single-word="false"/>
      <style:text-properties style:font-name="Times New Roman" fo:font-size="12pt" style:font-size-asian="12pt" style:font-size-complex="12pt"/>
    </style:style>
    <style:style style:name="P9" style:family="paragraph" style:parent-style-name="Standard">
      <style:paragraph-properties fo:text-align="start" style:justify-single-word="false"/>
      <style:text-properties style:font-name="Times New Roman" fo:font-size="12pt" officeooo:paragraph-rsid="000760e6" style:font-size-asian="12pt" style:font-size-complex="12pt"/>
    </style:style>
    <style:style style:name="P10" style:family="paragraph" style:parent-style-name="Standard">
      <style:paragraph-properties fo:text-align="justify" style:justify-single-word="false"/>
      <style:text-properties style:font-name="Times New Roman" fo:font-size="12pt" fo:font-weight="bold" officeooo:rsid="0005d269" officeooo:paragraph-rsid="0005d269"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Times New Roman" fo:font-size="12pt" fo:font-weight="bold" officeooo:paragraph-rsid="000760e6" style:font-size-asian="12pt" style:font-weight-asian="bold" style:font-size-complex="12pt" style:font-weight-complex="bold"/>
    </style:style>
    <style:style style:name="P12" style:family="paragraph" style:parent-style-name="Standard">
      <style:paragraph-properties fo:text-align="justify" style:justify-single-word="false"/>
      <style:text-properties officeooo:rsid="00073616" officeooo:paragraph-rsid="00073616"/>
    </style:style>
    <style:style style:name="P13" style:family="paragraph" style:parent-style-name="Standard">
      <style:paragraph-properties fo:text-align="justify" style:justify-single-word="false"/>
      <style:text-properties officeooo:rsid="0008ce0e" officeooo:paragraph-rsid="0008ce0e"/>
    </style:style>
    <style:style style:name="P14" style:family="paragraph" style:parent-style-name="Standard">
      <style:paragraph-properties fo:text-align="justify" style:justify-single-word="false"/>
      <style:text-properties officeooo:rsid="000a9e2f" officeooo:paragraph-rsid="000a9e2f"/>
    </style:style>
    <style:style style:name="P15" style:family="paragraph" style:parent-style-name="Standard">
      <style:paragraph-properties fo:text-align="justify" style:justify-single-word="false"/>
      <style:text-properties officeooo:rsid="000b9d74" officeooo:paragraph-rsid="000b9d74"/>
    </style:style>
    <style:style style:name="P16" style:family="paragraph" style:parent-style-name="Standard">
      <style:paragraph-properties fo:text-align="justify" style:justify-single-word="false"/>
      <style:text-properties officeooo:rsid="000bfd6d" officeooo:paragraph-rsid="000bfd6d"/>
    </style:style>
    <style:style style:name="T1" style:family="text">
      <style:text-properties officeooo:rsid="000265f1"/>
    </style:style>
    <style:style style:name="T2" style:family="text">
      <style:text-properties officeooo:rsid="00057603"/>
    </style:style>
    <style:style style:name="T3" style:family="text">
      <style:text-properties officeooo:rsid="0005d269"/>
    </style:style>
    <style:style style:name="T4" style:family="text">
      <style:text-properties fo:font-weight="bold" style:font-weight-asian="bold"/>
    </style:style>
    <style:style style:name="T5" style:family="text">
      <style:text-properties officeooo:rsid="00073616"/>
    </style:style>
    <style:style style:name="T6" style:family="text">
      <style:text-properties officeooo:rsid="0008ce0e"/>
    </style:style>
    <style:style style:name="T7" style:family="text">
      <style:text-properties officeooo:rsid="000a9e2f"/>
    </style:style>
    <style:style style:name="T8" style:family="text">
      <style:text-properties officeooo:rsid="000b9d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stract</text:p>
      <text:p text:style-name="P1"><text:span text:style-name="T1"><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HTML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p>
      <text:p text:style-name="P1"><text:tab/><text:span text:style-name="T2">This paper proposes a solution for dynamic scraping that uses AngleSharp for HTML retrieval and involves a slightly modified approach of the graph technique mentioned in &lt;articol 10&gt; for template finding. Once a number of pages are found then several heuristics can be applied for content extraction and noise filtering. Such heuristics can include: text and hyperlink density (&lt;articol 7&gt;), but also removing common content between multiple pages (usually text from controls, static JavaScript) and then of final layer of NLP techniques (breaking the content into sentences, tokenization and part-of-speech tagging).</text:span></text:p>
      <text:p text:style-name="P1"/>
      <text:p text:style-name="P12"><text:span text:style-name="T8">1. </text:span>Introduction</text:p>
      <text:p text:style-name="P2"><text:span text:style-name="T5"><text:tab/>The development of the World Wide Web has followed an exponential growth and the amount of information that is available is staggering. Humans can no longer parse all this information in their limited time and this problem gave birth to web scraping. The easier approach, from an algorithmic point of view, is static scraping. This kind of scraping requires a good amount of work in inspecting the targeted web pages and finding the template that enables us to retrieve information. One example would be noticing that relevant information is kept in <text:s/>&lt;DIV&gt; tags that have a specific class-name. Often times, with modern frameworks, these templates will have a much higher degree of complexity that requires more than just specific HTML patterns, but also specific code that is written for a certain web page, thus increasing the demands of static scraping. </text:span></text:p>
      <text:p text:style-name="P2"><text:tab/><text:span text:style-name="T6">Dynamic web scraping can be approached from many angles and several branches of computer science can be used in this regard. The most popular method is to use the structured, tree-like nature of the (Document Object Model) DOM (&lt;articolul 9, pagina 6&gt;) and use known algorithms to extract patterns and data. Regular expression are also a common tool for the task since they can define a clear set of rules for content extraction. Computer vision can also be used to allow information retrieval in a similar way to humans. This approach involves rendering the DOM and then using several heuristics like pixel distance to the top of the page or font size to identify the title, splitting the page into different zones and narrowing the search to the central area and many others. Machine learning is another excellent approach that wields great results since manually labeled web pages can be used as a training set in a supervised learning task. The most successful solutions often use a combination of the above.<text:tab/></text:span></text:p>
      <text:p text:style-name="P2"><text:tab/><text:span text:style-name="T7">The tasks of dynamic scraping can be broken into two big steps. The first step is finding several relevant pages that fit a certain template while starting from a main page. The second step is the task of <text:s/>extracting information from a HTML document with a minimum of noise (client-side JavaScript code, text from the controls in page such as “Follow us”). The first step is usually based on the oriented-graph nature of websites. The main page of a site can be considered the starting node and then the links to other pages can be considered edges. If a certain site contains a link that returns to our starting page, we have a bidirectional edge. Almost every modern website has a top header menu that is ever present on every other page. Pages that are linked by the main page and then link back to it will form a connected graph. Find the maximal connected graph (or a connected graph of a specified dimension) will give links to similar web pages from which we can start extracting a template. This is the approach </text:span><text:soft-page-break/><text:span text:style-name="T7">proposed in &lt;articol 10&gt; which does seem to give good results. For content extraction, most tree based approaches seem rigid and vulnerable still to changes in the template Computer vision and machine learning approaches have a high degree complexity and the former can suffer from both time and spatial complexity. A node level solution such as the one mentioned in &lt;articol 7&gt; seems to offer a reduced amount of complexity with no sacrifice of correctness.</text:span></text:p>
      <text:p text:style-name="P16">In section 2, we present the slightly modified approached used to extract the template from a starting web page. In section 3 we introduce the node-based filtering system that uses several heuristics, some simply based on node characteristic while others based on NLP processing. In section 4 we summarize our approach and results and suggest further research such as NLP techniques that aggregate data in powerful ways.</text:p>
      <text:p text:style-name="P14"/>
      <text:p text:style-name="P15">2. Retrieving relevant web pages and extracting the template</text:p>
      <text:p text:style-name="P15"/>
      <text:p text:style-name="P15">3. Filtering the content of the web page</text:p>
      <text:p text:style-name="P2"/>
      <text:p text:style-name="P13"><text:span text:style-name="T8">4. </text:span>Conclusion</text:p>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
      <text:p text:style-name="P1"/>
      <text:p text:style-name="P4">References:</text:p>
      <text:p text:style-name="P4"/>
      <text:p text:style-name="P5"><text:span text:style-name="T3">Articol 7:</text:span></text:p>
      <text:p text:style-name="P5"><text:span text:style-name="T4">Main Content Extraction from Web Pages Based on Node Characteristics</text:span></text:p>
      <text:p text:style-name="P8">Qingtang Liu, Mingbo Shao, Linjing Wu, Gang Zhao, and Guilin Fan</text:p>
      <text:p text:style-name="P5">School of Educational Information Technology, Central China Normal University, Wuhan, China</text:p>
      <text:p text:style-name="P5"/>
      <text:p text:style-name="P7"><text:span text:style-name="T3">Articol 9:</text:span></text:p>
      <text:p text:style-name="P11">Web Data Extraction, Applications and Techniques: A Survey</text:p>
      <text:p text:style-name="P9">Emilio Ferrara, Pasquale De Meob, Giacomo Fiumarac, Robert Baumgartnerd</text:p>
      <text:p text:style-name="P9">Center for Complex Networks and Systems Research, Indiana University, Bloomington, IN 47408, USA</text:p>
      <text:p text:style-name="P9"><text:soft-page-break/>Univ. of Messina, Dept. of Ancient and Modern Civilization, Polo Annunziata, I-98166 Messina, Italy</text:p>
      <text:p text:style-name="P9">Univ. of Messina, Dept. of Mathematics and Informatics, viale F. Stagno D'Alcontres 31, I-98166 Messina, Italy</text:p>
      <text:p text:style-name="P9">Lixto Software GmbH, Austria</text:p>
      <text:p text:style-name="P5"/>
      <text:p text:style-name="P6"><text:span text:style-name="T3">Articol 10:</text:span></text:p>
      <text:p text:style-name="P10">Web Template Extraction Based on Hyperlink Analysis</text:p>
      <text:p text:style-name="P8">Julian Alarte, David Insa, Josep Silva</text:p>
      <text:p text:style-name="P8">Departamento de Sistemas Informaticos y Computacion <text:span text:style-name="T3">Universitat Politecnica de Valencia, Valencia, Spain</text:span></text:p>
      <text:p text:style-name="P8"/>
      <text:p text:style-name="P8">https://www.techradar.com/news/internet/web/celebrating-20-years-of-the-world-wide-web-61515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MR10" svg:font-family="CMR10" style:font-family-generic="roman" style:font-pitch="variable"/>
    <style:font-face style:name="CMR12" svg:font-family="CMR12" style:font-family-generic="roman" style:font-pitch="variable"/>
    <style:font-face style:name="CMR7" svg:font-family="CMR7" style:font-family-generic="roman" style:font-pitch="variable"/>
    <style:font-face style:name="CMTI7" svg:font-family="CMTI7" style:font-family-generic="roman" style:font-pitch="variable"/>
    <style:font-face style:name="CMTI8" svg:font-family="CMTI8" style:font-family-generic="roman" style:font-pitch="variable"/>
    <style:font-face style:name="Liberation Serif" svg:font-family="'Liberation Serif'" style:font-family-generic="roman" style:font-pitch="variable"/>
    <style:font-face style:name="MyriadPro-Bold" svg:font-family="MyriadPro-Bold" style:font-family-generic="roman" style:font-pitch="variable"/>
    <style:font-face style:name="NimbusRomNo9L-Medi" svg:font-family="NimbusRomNo9L-Medi" style:font-family-generic="roman" style:font-pitch="variable"/>
    <style:font-face style:name="NimbusRomNo9L-Regu" svg:font-family="NimbusRomNo9L-Regu" style:font-family-generic="roman" style:font-pitch="variable"/>
    <style:font-face style:name="TT10Ao00" svg:font-family="TT10Ao00" style:font-family-generic="roman" style:font-pitch="variable"/>
    <style:font-face style:name="TT10Bo00" svg:font-family="TT10Bo00" style:font-family-generic="roman" style:font-pitch="variable"/>
    <style:font-face style:name="TT10Co00" svg:font-family="TT10Co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10-26T23:52:56.834000000</dc:date>
    <meta:editing-duration>PT53M53S</meta:editing-duration>
    <meta:editing-cycles>7</meta:editing-cycles>
    <meta:document-statistic meta:table-count="0" meta:image-count="0" meta:object-count="0" meta:page-count="3" meta:paragraph-count="28" meta:word-count="1035" meta:character-count="6461" meta:non-whitespace-character-count="5445"/>
  </office:meta>
</office:document-meta>
</file>